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24cm"/>
    </style:style>
    <style:style style:name="P1" style:family="paragraph">
      <style:paragraph-properties fo:margin-left="0cm" fo:margin-right="0cm" fo:text-indent="0cm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041cm" svg:height="1.204cm" svg:x="-9.219cm" svg:y="3.059cm">
          <draw:text-box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13:51:38</meta:creation-date>
    <dc:date>2006-08-18T14:14:54</dc:date>
    <dc:language>it-IT</dc:languag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